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MS Shell Dlg 2" svg:font-family="'MS Shell Dlg 2'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286cm" style:rel-column-width="14783*"/>
    </style:style>
    <style:style style:name="Таблица1.B" style:family="table-column">
      <style:table-column-properties style:column-width="14.714cm" style:rel-column-width="5075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>
      <style:paragraph-properties fo:text-align="justify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style:font-name="Cambria1" fo:font-size="12pt" fo:language="en" fo:country="US" style:font-name-asian="Cambria1" style:font-size-asian="12pt" style:font-name-complex="Cambria1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draw:frame draw:style-name="fr1" draw:name="Графический объект1" text:anchor-type="as-char" svg:width="0.85cm" svg:height="0.85cm" draw:z-index="0"><draw:image xlink:href="../../general/images/0109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Задатчик с варьируемым значением</text:h>
          </table:table-cell>
        </table:table-row>
        <table:table-row>
          <table:table-cell table:style-name="Таблица1.A2" office:value-type="string">
            <text:p text:style-name="P4">в палитре</text:p>
          </table:table-cell>
          <table:table-cell table:style-name="Таблица1.B1" office:value-type="string">
            <text:p text:style-name="P2">| векторизован | <text:span text:style-name="T2">C</text:span><text:span text:style-name="T1">и</text:span> <text:span text:style-name="T2">|</text:span></text:p>
          </table:table-cell>
        </table:table-row>
        <table:table-row table:style-name="Таблица1.3">
          <table:table-cell table:style-name="Таблица1.A1" office:value-type="string">
            <text:p text:style-name="P3"><draw:frame draw:style-name="fr1" draw:name="Графический объект2" text:anchor-type="as-char" svg:width="3.521cm" svg:height="3.47cm" draw:z-index="1"><draw:image xlink:href="../../general/images/0109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4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6"><text:span text:style-name="T3">Блок передает на аналоговый выход значение первого входа (</text:span><text:span text:style-name="T4">x</text:span><text:span text:style-name="T5">₁</text:span><text:span text:style-name="T3">), если разрешена трансляция (если вход </text:span><text:span text:style-name="T4">x</text:span><text:span text:style-name="T5">₂</text:span><text:span text:style-name="T3"> имеет значение 1) и если значение сигнала </text:span><text:span text:style-name="T4">x</text:span><text:span text:style-name="T5">₁</text:span><text:span text:style-name="T3"> входит в диапазон между максимальным и минимальным значением, задаваемым соответственно сигналами на входах </text:span><text:span text:style-name="T4">x</text:span><text:span text:style-name="T5">₃</text:span><text:span text:style-name="T3"> и </text:span><text:span text:style-name="T4">x</text:span><text:span text:style-name="T5">₄</text:span><text:span text:style-name="T3">. Если величина сигнала не входит в диапазон </text:span><text:span text:style-name="T4">x</text:span><text:span text:style-name="T5">₄</text:span><text:span text:style-name="T3">÷</text:span><text:span text:style-name="T4">x</text:span><text:span text:style-name="T5">₃</text:span><text:span text:style-name="T3">, то сигнал на выходе приобретает соответственно значение либо верхнего предела (</text:span><text:span text:style-name="T4">x</text:span><text:span text:style-name="T5">₃</text:span><text:span text:style-name="T3">), либо нижнего (</text:span><text:span text:style-name="T4">x</text:span><text:span text:style-name="T5">₄</text:span><text:span text:style-name="T3">). В случае, если трансляция запрещена (</text:span><text:span text:style-name="T4">x</text:span><text:span text:style-name="T5">₂</text:span><text:span text:style-name="T3">=0), то на выходе блока фиксируется то значение, которое было на момент запрещения трансляции. 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MS Shell Dlg 2" svg:font-family="'MS Shell Dlg 2'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датчик с варьируемым значением</dc:title>
    <dc:date>2015-04-08T17:30:15.88</dc:date>
    <meta:generator>OpenOffice/4.1.1$Win32 OpenOffice.org_project/411m6$Build-9775</meta:generator>
    <meta:editing-duration>PT3H32M49S</meta:editing-duration>
    <meta:editing-cycles>81</meta:editing-cycles>
    <dc:creator>Ilya Kubenskiy</dc:creator>
    <meta:document-statistic meta:table-count="1" meta:image-count="2" meta:object-count="0" meta:page-count="1" meta:paragraph-count="7" meta:word-count="110" meta:character-count="624"/>
  </office:meta>
</office:document-meta>
</file>